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9.811cm"/>
    </style:style>
    <style:style style:name="gr2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1cm" fo:min-width="1.6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.066cm" fo:min-width="0cm" fo:wrap-option="wrap"/>
    </style:style>
    <style:style style:name="gr6" style:family="graphic" style:parent-style-name="objectwithoutfill">
      <style:graphic-properties svg:stroke-width="0.051cm" draw:marker-start="Arrow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8cm" fo:min-width="2.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.987cm"/>
    </style:style>
    <style:style style:name="gr9" style:family="graphic" style:parent-style-name="standard">
      <style:graphic-properties draw:stroke="none" draw:fill="none" fo:min-height="1.462cm"/>
    </style:style>
    <style:style style:name="gr10" style:family="graphic" style:parent-style-name="standard">
      <style:graphic-properties draw:stroke="none" draw:fill="none" fo:min-height="1.461cm"/>
    </style:style>
    <style:style style:name="gr11" style:family="graphic" style:parent-style-name="standard">
      <style:graphic-properties draw:textarea-horizontal-align="justify" draw:textarea-vertical-align="middle" draw:auto-grow-height="false" fo:min-height="5.147cm" fo:min-width="8.256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6.081cm"/>
    </style:style>
    <style:style style:name="gr15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color="#000000" draw:fill="solid" draw:fill-color="#0000ff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1.6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1.612cm"/>
    </style:style>
    <style:style style:name="gr19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20" style:family="graphic" style:parent-style-name="standard">
      <style:graphic-properties svg:stroke-color="#800000" draw:fill="solid" draw:fill-color="#ffff00" draw:textarea-horizontal-align="justify" draw:textarea-vertical-align="middle" draw:auto-grow-height="false"/>
    </style:style>
    <style:style style:name="gr21" style:family="graphic" style:parent-style-name="objectwithoutfill">
      <style:graphic-properties draw:fill="solid" draw:fill-color="#ff0000" draw:textarea-vertical-align="middle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1.26cm"/>
    </style:style>
    <style:style style:name="gr2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solid" draw:fill-color="#0000ff" draw:textarea-vertical-align="middle" draw:auto-grow-height="false" fo:min-height="0.895cm" fo:min-width="0.9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10.01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112cm"/>
    </style:style>
    <style:style style:name="gr29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1.626cm" fo:min-width="0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6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end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b 58%" fo:font-size="16pt" style:font-size-asian="16pt" style:font-size-complex="16pt"/>
    </style:style>
    <style:style style:name="T4" style:family="text">
      <style:text-properties style:font-name="Arial3" fo:font-size="16pt" style:font-name-asian="Arial3" style:font-size-asian="16pt" style:font-name-complex="Arial3" style:font-size-complex="16pt"/>
    </style:style>
    <style:style style:name="T5" style:family="text">
      <style:text-properties style:text-position="sub 58%" style:font-name="Arial3" fo:font-size="16pt" style:font-name-asian="Arial3" style:font-size-asian="16pt" style:font-name-complex="Arial3" style:font-size-complex="16pt"/>
    </style:style>
    <style:style style:name="T6" style:family="text">
      <style:text-properties style:text-position="sub 58%"/>
    </style:style>
    <style:style style:name="T7" style:family="text">
      <style:text-properties fo:font-size="13pt" fo:language="en" fo:country="US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style:text-position="sub 58%" fo:font-size="14pt" style:font-size-asian="14pt" style:font-size-complex="14pt"/>
    </style:style>
    <style:style style:name="T11" style:family="text">
      <style:text-properties style:text-position="-33% 58%" fo:font-size="16pt" style:font-size-asian="16pt" style:font-size-complex="16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311cm" svg:height="4.571cm" svg:x="17.391cm" svg:y="3.556cm">
          <draw:text-box>
            <text:p text:style-name="P1"><text:span text:style-name="T1">From the sample's point of view,</text:span></text:p>
            <text:p text:style-name="P1"><text:span text:style-name="T1">Looking at the detector :</text:span><text:span text:style-name="T1"><text:line-break/></text:span><text:span text:style-name="T1"/></text:p>
            <text:p text:style-name="P2"><text:span text:style-name="T2">rot</text:span><text:span text:style-name="T3">1</text:span><text:span text:style-name="T2"> </text:span><text:span text:style-name="T4">↑ : move detector to the right</text:span></text:p>
            <text:p text:style-name="P2"><text:span text:style-name="T4">rot</text:span><text:span text:style-name="T5">2</text:span><text:span text:style-name="T4"> ↑ : move detector downwards</text:span></text:p>
            <text:p text:style-name="P2"><text:span text:style-name="T4">rot</text:span><text:span text:style-name="T5">3</text:span><text:span text:style-name="T4"> ↑ : move detector clockwise</text:span></text:p>
          </draw:text-box>
        </draw:frame>
        <draw:line draw:style-name="gr2" draw:text-style-name="P3" draw:layer="layout" svg:x1="17.368cm" svg:y1="17.261cm" svg:x2="9.022cm" svg:y2="17.261cm">
          <text:p/>
        </draw:line>
        <draw:line draw:style-name="gr2" draw:text-style-name="P3" draw:layer="layout" svg:x1="20.707cm" svg:y1="16.333cm" svg:x2="20.707cm" svg:y2="8.729cm">
          <text:p/>
        </draw:line>
        <draw:frame draw:style-name="gr3" draw:layer="layout" svg:width="2.112cm" svg:height="1.711cm" svg:x="25.654cm" svg:y="12.767cm">
          <draw:text-box>
            <text:p>rot<text:span text:style-name="T6">2</text:span></text:p>
          </draw:text-box>
        </draw:frame>
        <draw:line draw:style-name="gr4" draw:text-style-name="P3" draw:layer="layout" svg:x1="20.707cm" svg:y1="17.252cm" svg:x2="20.707cm" svg:y2="12.801cm">
          <text:p/>
        </draw:line>
        <draw:line draw:style-name="gr4" draw:text-style-name="P3" draw:layer="layout" svg:x1="20.695cm" svg:y1="17.264cm" svg:x2="16.8cm" svg:y2="17.264cm">
          <text:p/>
        </draw:line>
        <draw:line draw:style-name="gr4" draw:text-style-name="P3" draw:layer="layout" svg:x1="20.707cm" svg:y1="17.41cm" svg:x2="22.933cm" svg:y2="15.184cm">
          <text:p/>
        </draw:line>
        <draw:custom-shape draw:style-name="gr5" draw:text-style-name="P3" draw:layer="layout" svg:width="0.742cm" svg:height="0.928cm" svg:x="20.336cm" svg:y="16.853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6" draw:text-style-name="P3" draw:layer="layout" svg:x1="21.495cm" svg:y1="17.264cm" svg:x2="25.39cm" svg:y2="17.264cm">
          <text:p text:style-name="P3"><text:span text:style-name="T7">Incoming </text:span></text:p>
          <text:p text:style-name="P3"><text:span text:style-name="T7">X-Ray beam</text:span></text:p>
        </draw:line>
        <draw:frame draw:style-name="gr7" draw:text-style-name="P4" draw:layer="layout" svg:width="3.23cm" svg:height="2.798cm" svg:x="19.725cm" svg:y="17.724cm">
          <draw:text-box>
            <text:p><text:span text:style-name="T8">Origin :</text:span></text:p>
            <text:p><text:span text:style-name="T8">sample</text:span></text:p>
            <text:p><text:span text:style-name="T8">position</text:span></text:p>
          </draw:text-box>
        </draw:frame>
        <draw:frame draw:style-name="gr8" draw:layer="layout" svg:width="1.487cm" svg:height="1.71cm" svg:x="15.541cm" svg:y="17.197cm">
          <draw:text-box>
            <text:p>x<text:span text:style-name="T9">3</text:span></text:p>
          </draw:text-box>
        </draw:frame>
        <draw:frame draw:style-name="gr9" draw:layer="layout" svg:width="1.486cm" svg:height="1.712cm" svg:x="20.704cm" svg:y="11.432cm">
          <draw:text-box>
            <text:p>x<text:span text:style-name="T9">1</text:span></text:p>
          </draw:text-box>
        </draw:frame>
        <draw:frame draw:style-name="gr10" draw:layer="layout" svg:width="1.487cm" svg:height="1.711cm" svg:x="23.078cm" svg:y="14.403cm">
          <draw:text-box>
            <text:p>x<text:span text:style-name="T9">2</text:span></text:p>
          </draw:text-box>
        </draw:frame>
        <draw:custom-shape draw:style-name="gr11" draw:text-style-name="P3" draw:layer="layout" svg:width="13.906cm" svg:height="8.571cm" draw:transform="skewX (-6.2499206002535E-017) rotate (0.416261026600648) translate (-0.672cm 8.41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8.651cm" svg:y1="11.289cm" svg:x2="20.707cm" svg:y2="17.224cm">
          <text:p text:style-name="P3"/>
          <text:p text:style-name="P3">Distance</text:p>
        </draw:line>
        <draw:line draw:style-name="gr13" draw:text-style-name="P3" draw:layer="layout" svg:x1="9.022cm" svg:y1="11.475cm" svg:x2="8.651cm" svg:y2="12.217cm">
          <text:p/>
        </draw:line>
        <draw:line draw:style-name="gr13" draw:text-style-name="P3" draw:layer="layout" svg:x1="8.001cm" svg:y1="11.938cm" svg:x2="8.651cm" svg:y2="12.217cm">
          <text:p/>
        </draw:line>
        <draw:frame draw:style-name="gr14" draw:layer="layout" svg:width="6.581cm" svg:height="1.523cm" svg:x="3.211cm" svg:y="10.451cm">
          <draw:text-box>
            <text:p><text:span text:style-name="T8">Point Of Normal Incidence :</text:span></text:p>
            <text:p><text:span text:style-name="T8">PONI = (P</text:span><text:span text:style-name="T10">1</text:span><text:span text:style-name="T8">, P</text:span><text:span text:style-name="T10">2</text:span><text:span text:style-name="T8">, P</text:span><text:span text:style-name="T10">3</text:span><text:span text:style-name="T8">=0)</text:span></text:p>
          </draw:text-box>
        </draw:frame>
        <draw:line draw:style-name="gr15" draw:text-style-name="P3" draw:layer="layout" svg:x1="2.716cm" svg:y1="16.297cm" svg:x2="2.345cm" svg:y2="5.169cm">
          <text:p/>
        </draw:line>
        <draw:frame draw:style-name="gr9" draw:layer="layout" svg:width="1.861cm" svg:height="1.712cm" svg:x="2.53cm" svg:y="5.126cm">
          <draw:text-box>
            <text:p>d<text:span text:style-name="T9">1</text:span></text:p>
          </draw:text-box>
        </draw:frame>
        <draw:line draw:style-name="gr15" draw:text-style-name="P3" draw:layer="layout" svg:x1="2.716cm" svg:y1="16.297cm" svg:x2="15.699cm" svg:y2="10.547cm">
          <text:p/>
        </draw:line>
        <draw:frame draw:style-name="gr10" draw:layer="layout" svg:width="1.86cm" svg:height="1.711cm" svg:x="14.046cm" svg:y="8.887cm">
          <draw:text-box>
            <text:p>d<text:span text:style-name="T9">2</text:span></text:p>
          </draw:text-box>
        </draw:frame>
        <draw:line draw:style-name="gr15" draw:text-style-name="P3" draw:layer="layout" svg:x1="2.716cm" svg:y1="16.297cm" svg:x2="0.119cm" svg:y2="14.442cm">
          <text:p/>
        </draw:line>
        <draw:frame draw:style-name="gr10" draw:layer="layout" svg:width="1.861cm" svg:height="1.711cm" svg:x="0.113cm" svg:y="13.102cm">
          <draw:text-box>
            <text:p>d<text:span text:style-name="T9">3</text:span></text:p>
          </draw:text-box>
        </draw:frame>
        <draw:custom-shape draw:style-name="gr16" draw:text-style-name="P3" draw:layer="layout" svg:width="1.071cm" svg:height="1.473cm" svg:x="24.27cm" svg:y="12.717cm">
          <text:p/>
          <draw:enhanced-geometry svg:viewBox="0 0 21600 21600" draw:mirror-vertical="true" draw:text-areas="0 0 21600 21600" draw:type="circular-arrow" draw:modifiers="-132.96256547977 121.100377333753 6982.46723177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layer="layout" svg:width="2.111cm" svg:height="1.71cm" svg:x="20.538cm" svg:y="8.984cm">
          <draw:text-box>
            <text:p>rot<text:span text:style-name="T6">1</text:span></text:p>
          </draw:text-box>
        </draw:frame>
        <draw:frame draw:style-name="gr18" draw:layer="layout" svg:width="2.112cm" svg:height="1.71cm" svg:x="11.223cm" svg:y="17.145cm">
          <draw:text-box>
            <text:p>rot<text:span text:style-name="T6">3</text:span></text:p>
          </draw:text-box>
        </draw:frame>
        <draw:custom-shape draw:style-name="gr16" draw:text-style-name="P3" draw:layer="layout" svg:width="0.927cm" svg:height="1.484cm" svg:x="11.062cm" svg:y="16.519cm">
          <text:p/>
          <draw:enhanced-geometry svg:viewBox="0 0 21600 21600" draw:mirror-vertical="false" draw:text-areas="0 0 21600 21600" draw:type="circular-arrow" draw:modifiers="141.063822494351 -32.0521791380665 7030.280447308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3" draw:layer="layout" svg:width="0.927cm" svg:height="1.113cm" svg:x="6.465cm" svg:y="6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371cm" svg:height="0.371cm" svg:x="6.796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6.982cm" svg:y1="7.394cm" svg:x2="20.707cm" svg:y2="17.224cm">
          <text:p text:style-name="P3">Scattered beam</text:p>
          <text:p text:style-name="P3"/>
        </draw:line>
        <draw:path draw:style-name="gr22" draw:text-style-name="P3" draw:layer="layout" svg:width="1.668cm" svg:height="0.555cm" draw:transform="rotate (1.5707963267949) translate (17.7390751631354cm 17.2242560219125cm)" svg:viewBox="0 0 1669 556" svg:d="M0 0c742 0 1669 556 1669 556">
          <text:p/>
        </draw:path>
        <draw:frame draw:style-name="gr23" draw:layer="layout" svg:width="1.76cm" svg:height="1.405cm" svg:x="16.441cm" svg:y="15.527cm">
          <draw:text-box>
            <text:p>2θ</text:p>
          </draw:text-box>
        </draw:frame>
        <draw:custom-shape draw:style-name="gr24" draw:text-style-name="P3" draw:layer="layout" svg:width="0.185cm" svg:height="0.185cm" svg:x="8.466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484cm" svg:height="1.144cm" svg:x="20.025cm" svg:y="9.016cm">
          <text:p/>
          <draw:enhanced-geometry svg:viewBox="0 0 21600 21600" draw:mirror-vertical="false" draw:text-areas="0 0 21600 21600" draw:type="circular-arrow" draw:modifiers="69.1731396971674 -128.378834244462 7086.96409734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" draw:text-style-name="P3" draw:layer="layout" svg:x1="22.932cm" svg:y1="15.22cm" svg:x2="24.972cm" svg:y2="13.18cm">
          <text:p/>
        </draw:line>
        <draw:line draw:style-name="gr2" draw:text-style-name="P3" draw:layer="layout" svg:x1="25.273cm" svg:y1="12.954cm" svg:x2="27.313cm" svg:y2="10.914cm">
          <text:p/>
        </draw:line>
        <draw:frame draw:style-name="gr26" draw:layer="layout" svg:width="2.792cm" svg:height="1.673cm" svg:x="9.544cm" svg:y="3.326cm">
          <draw:text-box>
            <text:p text:style-name="P5">Area</text:p>
            <text:p>detector</text:p>
          </draw:text-box>
        </draw:frame>
        <draw:frame draw:style-name="gr27" draw:text-style-name="P6" draw:layer="layout" svg:width="10.514cm" svg:height="3.031cm" svg:x="0.508cm" svg:y="0.508cm">
          <draw:text-box>
            <text:p><text:span text:style-name="T2">Parameters: </text:span></text:p>
            <text:p><text:span text:style-name="T2">* 3 distances in meter: dist, poni</text:span><text:span text:style-name="T11">1</text:span><text:span text:style-name="T2">, poni</text:span><text:span text:style-name="T11">2</text:span></text:p>
            <text:p><text:span text:style-name="T2">* 3 rotation in radians: rot</text:span><text:span text:style-name="T11">1</text:span><text:span text:style-name="T2">, rot</text:span><text:span text:style-name="T11">2</text:span><text:span text:style-name="T2">, rot</text:span><text:span text:style-name="T11">3</text:span></text:p>
            <text:p><text:span text:style-name="T2">+ wavelength || energy</text:span></text:p>
          </draw:text-box>
        </draw:frame>
        <draw:frame draw:style-name="gr28" draw:text-style-name="P7" draw:layer="layout" svg:width="5.612cm" svg:height="1.916cm" svg:x="-0.178cm" svg:y="16.129cm">
          <draw:text-box>
            <text:p text:style-name="P3"><text:span text:style-name="T8">Detector's origin: </text:span></text:p>
            <text:p text:style-name="P3"><text:span text:style-name="T8">lower left, looking from </text:span></text:p>
            <text:p text:style-name="P3"><text:span text:style-name="T8">the sample</text:span></text:p>
          </draw:text-box>
        </draw:frame>
        <draw:custom-shape draw:style-name="gr29" draw:text-style-name="P3" draw:layer="layout" svg:width="0.392cm" svg:height="2.032cm" svg:x="10.771cm" svg:y="1.0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6" draw:layer="layout" svg:width="5.916cm" svg:height="0.962cm" svg:x="11.217cm" svg:y="1.519cm">
          <draw:text-box>
            <text:p><text:span text:style-name="T12">PONI-</text:span><text:span text:style-name="T13">file (+histor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21:11:20</meta:creation-date>
    <dc:date>2017-06-01T11:55:05.585632871</dc:date>
    <meta:editing-duration>PT39M17S</meta:editing-duration>
    <meta:editing-cycles>12</meta:editing-cycles>
    <meta:generator>LibreOffice/4.3.3.2$Linux_X86_64 LibreOffice_project/430m0$Build-2</meta:generator>
    <meta:document-statistic meta:object-count="42"/>
  </office:meta>
</office:document-meta>
</file>